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fill="solid" draw:fill-color="#5c8526" draw:textarea-horizontal-align="center" draw:textarea-vertical-align="middle"/>
    </style:style>
    <style:style style:name="gr6" style:family="graphic" style:parent-style-name="standard">
      <style:graphic-properties draw:fill="solid" draw:fill-color="#ff6633" draw:textarea-horizontal-align="center" draw:textarea-vertical-align="middle"/>
    </style:style>
    <style:style style:name="gr7" style:family="graphic" style:parent-style-name="standard">
      <style:graphic-properties draw:marker-end="Square" draw:marker-end-width="0.3cm" draw:textarea-horizontal-align="center" draw:textarea-vertical-align="middle"/>
    </style:style>
    <style:style style:name="gr8" style:family="graphic" style:parent-style-name="standard">
      <style:graphic-properties draw:fill="solid" draw:fill-color="#9966cc" draw:textarea-horizontal-align="center" draw:textarea-vertical-align="middle"/>
    </style:style>
    <style:style style:name="gr9" style:family="graphic" style:parent-style-name="standard">
      <style:graphic-properties draw:fill="solid" draw:fill-color="#4700b8" draw:textarea-horizontal-align="center" draw:textarea-vertical-align="middle"/>
    </style:style>
    <style:style style:name="gr10" style:family="graphic" style:parent-style-name="standard">
      <style:graphic-properties draw:fill="solid" draw:fill-color="#ffff00" draw:textarea-horizontal-align="center" draw:textarea-vertical-align="middle"/>
    </style:style>
    <style:style style:name="gr11" style:family="graphic" style:parent-style-name="standard">
      <style:graphic-properties draw:fill="solid" draw:fill-color="#3deb3d" draw:textarea-horizontal-align="center" draw:textarea-vertical-align="middle"/>
    </style:style>
    <style:style style:name="gr12" style:family="graphic" style:parent-style-name="standard">
      <style:graphic-properties draw:marker-end="Circle" draw:marker-end-width="0.3cm" draw:textarea-horizontal-align="center" draw:textarea-vertical-align="middle"/>
    </style:style>
    <style:style style:name="gr13" style:family="graphic" style:parent-style-name="standard">
      <style:graphic-properties draw:textarea-horizontal-align="center" draw:textarea-vertical-align="middle"/>
    </style:style>
    <style:style style:name="gr14" style:family="graphic" style:parent-style-name="standard">
      <style:graphic-properties draw:fill="solid" draw:fill-color="#5c8526" draw:textarea-horizontal-align="center" draw:textarea-vertical-align="middle"/>
    </style:style>
    <style:style style:name="gr15" style:family="graphic" style:parent-style-name="standard">
      <style:graphic-properties draw:fill="solid" draw:fill-color="#9966cc" draw:textarea-horizontal-align="center" draw:textarea-vertical-align="middle"/>
    </style:style>
    <style:style style:name="gr16" style:family="graphic" style:parent-style-name="standard">
      <style:graphic-properties draw:marker-end="Arrow" draw:marker-end-width="0.3cm" draw:textarea-horizontal-align="center" draw:textarea-vertical-align="middle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Default-notes">
      <style:graphic-properties draw:fill-color="#ffffff" draw:auto-grow-height="true" fo:min-height="12.573cm"/>
    </style:style>
    <style:style style:name="pr2" style:family="presentation" style:parent-style-name="Default-notes">
      <style:graphic-properties draw:fill-color="#ffffff" fo:min-height="12.322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text-align="center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rect draw:style-name="gr1" draw:text-style-name="P2" draw:layer="layout" svg:width="6.35cm" svg:height="10.16cm" svg:x="5.715cm" svg:y="4.445cm">
          <text:p text:style-name="P1">rsp_enrp_scope</text:p>
        </draw:rect>
        <draw:line draw:style-name="gr2" draw:text-style-name="P2" draw:layer="layout" svg:x1="12.065cm" svg:y1="5.08cm" svg:x2="19.05cm" svg:y2="5.08cm">
          <text:p text:style-name="P3"/>
        </draw:line>
        <draw:frame draw:style-name="gr3" draw:layer="layout" svg:width="6.488cm" svg:height="0.962cm" svg:x="12.135cm" svg:y="4.345cm">
          <draw:text-box>
            <text:p text:style-name="P3">Pointer:Home_server</text:p>
          </draw:text-box>
        </draw:frame>
        <draw:line draw:style-name="gr2" draw:text-style-name="P2" draw:layer="layout" svg:x1="12.065cm" svg:y1="6.555cm" svg:x2="19.05cm" svg:y2="6.555cm">
          <text:p text:style-name="P3"/>
        </draw:line>
        <draw:frame draw:style-name="gr3" draw:layer="layout" svg:width="9.231cm" svg:height="0.962cm" svg:x="12.315cm" svg:y="5.52cm">
          <draw:text-box>
            <text:p text:style-name="P3">List:enrpList to:rsp_enrp_entry </text:p>
          </draw:text-box>
        </draw:frame>
        <draw:line draw:style-name="gr2" draw:text-style-name="P2" draw:layer="layout" svg:x1="12.066cm" svg:y1="8.256cm" svg:x2="19.051cm" svg:y2="8.256cm">
          <text:p text:style-name="P3"/>
        </draw:line>
        <draw:frame draw:style-name="gr3" draw:layer="layout" svg:width="7.051cm" svg:height="0.962cm" svg:x="12.316cm" svg:y="7.221cm">
          <draw:text-box>
            <text:p text:style-name="P3">List:allPool to:rsp_pool </text:p>
          </draw:text-box>
        </draw:frame>
        <draw:line draw:style-name="gr2" draw:text-style-name="P2" draw:layer="layout" svg:x1="12.066cm" svg:y1="9.956cm" svg:x2="19.051cm" svg:y2="9.956cm">
          <text:p text:style-name="P3"/>
        </draw:line>
        <draw:frame draw:style-name="gr3" draw:layer="layout" svg:width="7.898cm" svg:height="0.962cm" svg:x="12.316cm" svg:y="8.921cm">
          <draw:text-box>
            <text:p text:style-name="P3">Hashtbl:name to rsp_pool </text:p>
          </draw:text-box>
        </draw:frame>
        <draw:line draw:style-name="gr2" draw:text-style-name="P2" draw:layer="layout" svg:x1="12.066cm" svg:y1="11.657cm" svg:x2="19.051cm" svg:y2="11.657cm">
          <text:p text:style-name="P3"/>
        </draw:line>
        <draw:frame draw:style-name="gr3" draw:layer="layout" svg:width="9.265cm" svg:height="0.962cm" svg:x="12.316cm" svg:y="10.622cm">
          <draw:text-box>
            <text:p text:style-name="P3">Hashtbl:ipaddr to rsp_pool_ele </text:p>
          </draw:text-box>
        </draw:frame>
        <draw:line draw:style-name="gr2" draw:text-style-name="P2" draw:layer="layout" svg:x1="12.066cm" svg:y1="13.457cm" svg:x2="19.051cm" svg:y2="13.457cm">
          <text:p text:style-name="P3"/>
        </draw:line>
        <draw:frame draw:style-name="gr3" draw:layer="layout" svg:width="9.337cm" svg:height="0.962cm" svg:x="12.316cm" svg:y="12.422cm">
          <draw:text-box>
            <text:p text:style-name="P3">Hashtbl:asocid to rsp_pool_ele 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rect draw:style-name="gr5" draw:text-style-name="P1" draw:layer="layout" svg:width="6.35cm" svg:height="3.175cm" svg:x="5.715cm" svg:y="4.445cm">
          <text:p text:style-name="P1">rsp_timer_entry</text:p>
        </draw:rect>
        <draw:line draw:style-name="gr2" draw:text-style-name="P2" draw:layer="layout" svg:x1="12.065cm" svg:y1="5.08cm" svg:x2="19.05cm" svg:y2="5.08cm">
          <text:p text:style-name="P3"/>
        </draw:line>
        <draw:frame draw:style-name="gr3" draw:layer="layout" svg:width="5.607cm" svg:height="0.962cm" svg:x="12.135cm" svg:y="4.345cm">
          <draw:text-box>
            <text:p text:style-name="P3">Pointer:rsp_scope</text:p>
          </draw:text-box>
        </draw:frame>
        <draw:line draw:style-name="gr2" draw:text-style-name="P2" draw:layer="layout" svg:x1="12.066cm" svg:y1="6.08cm" svg:x2="19.051cm" svg:y2="6.08cm">
          <text:p text:style-name="P3"/>
        </draw:line>
        <draw:frame draw:style-name="gr3" draw:layer="layout" svg:width="5.751cm" svg:height="0.962cm" svg:x="12.136cm" svg:y="5.345cm">
          <draw:text-box>
            <text:p text:style-name="P3">Pointer:rsp_socket</text:p>
          </draw:text-box>
        </draw:frame>
        <draw:line draw:style-name="gr2" draw:text-style-name="P2" draw:layer="layout" svg:x1="12.066cm" svg:y1="7.08cm" svg:x2="19.051cm" svg:y2="7.08cm">
          <text:p text:style-name="P3"/>
        </draw:line>
        <draw:frame draw:style-name="gr3" draw:layer="layout" svg:width="6.45cm" svg:height="0.962cm" svg:x="12.136cm" svg:y="6.345cm">
          <draw:text-box>
            <text:p text:style-name="P3">Pointer:rsp_enrp_req</text:p>
          </draw:text-box>
        </draw:frame>
        <draw:rect draw:style-name="gr6" draw:text-style-name="P1" draw:layer="layout" svg:width="6.35cm" svg:height="4.054cm" svg:x="5.715cm" svg:y="8.646cm">
          <text:p text:style-name="P1">rsp_global_info</text:p>
        </draw:rect>
        <draw:line draw:style-name="gr7" draw:text-style-name="P2" draw:layer="layout" svg:x1="12.065cm" svg:y1="9.281cm" svg:x2="19.05cm" svg:y2="9.281cm">
          <text:p text:style-name="P3"/>
        </draw:line>
        <draw:frame draw:style-name="gr3" draw:layer="layout" svg:width="4.316cm" svg:height="0.962cm" svg:x="12.135cm" svg:y="8.546cm">
          <draw:text-box>
            <text:p text:style-name="P3">Array: pollfd's</text:p>
          </draw:text-box>
        </draw:frame>
        <draw:line draw:style-name="gr2" draw:text-style-name="P2" draw:layer="layout" svg:x1="12.066cm" svg:y1="10.281cm" svg:x2="19.051cm" svg:y2="10.281cm">
          <text:p text:style-name="P3"/>
        </draw:line>
        <draw:frame draw:style-name="gr3" draw:layer="layout" svg:width="7.622cm" svg:height="0.962cm" svg:x="12.136cm" svg:y="9.546cm">
          <draw:text-box>
            <text:p text:style-name="P3">Hashtbl: sd to rsp_socket</text:p>
          </draw:text-box>
        </draw:frame>
        <draw:line draw:style-name="gr2" draw:text-style-name="P2" draw:layer="layout" svg:x1="12.066cm" svg:y1="11.281cm" svg:x2="19.051cm" svg:y2="11.281cm">
          <text:p text:style-name="P3"/>
        </draw:line>
        <draw:frame draw:style-name="gr3" draw:layer="layout" svg:width="5.027cm" svg:height="0.962cm" svg:x="12.136cm" svg:y="10.546cm">
          <draw:text-box>
            <text:p text:style-name="P3">List:rsp_scope's</text:p>
          </draw:text-box>
        </draw:frame>
        <draw:line draw:style-name="gr2" draw:text-style-name="P2" draw:layer="layout" svg:x1="12.067cm" svg:y1="12.281cm" svg:x2="19.052cm" svg:y2="12.281cm">
          <text:p text:style-name="P3"/>
        </draw:line>
        <draw:frame draw:style-name="gr3" draw:layer="layout" svg:width="6.501cm" svg:height="0.962cm" svg:x="12.137cm" svg:y="11.546cm">
          <draw:text-box>
            <text:p text:style-name="P3">List:rsp_timer_entry's</text:p>
          </draw:text-box>
        </draw:frame>
        <draw:rect draw:style-name="gr8" draw:text-style-name="P1" draw:layer="layout" svg:width="6.35cm" svg:height="3.175cm" svg:x="5.715cm" svg:y="13.97cm">
          <text:p text:style-name="P1">rsp_pool_ele</text:p>
        </draw:rect>
        <draw:line draw:style-name="gr7" draw:text-style-name="P2" draw:layer="layout" svg:x1="12.066cm" svg:y1="14.781cm" svg:x2="19.051cm" svg:y2="14.781cm">
          <text:p text:style-name="P3"/>
        </draw:line>
        <draw:frame draw:style-name="gr3" draw:layer="layout" svg:width="5.955cm" svg:height="0.962cm" svg:x="12.136cm" svg:y="14.046cm">
          <draw:text-box>
            <text:p text:style-name="P3">Array: ip addresses</text:p>
          </draw:text-box>
        </draw:frame>
        <draw:line draw:style-name="gr2" draw:text-style-name="P2" draw:layer="layout" svg:x1="12.067cm" svg:y1="15.88cm" svg:x2="19.052cm" svg:y2="15.88cm">
          <text:p text:style-name="P3"/>
        </draw:line>
        <draw:frame draw:style-name="gr3" draw:layer="layout" svg:width="3.952cm" svg:height="0.962cm" svg:x="12.137cm" svg:y="15.145cm">
          <draw:text-box>
            <text:p text:style-name="P3">Pointer:Pool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2" presentation:class="page"/>
          <draw:frame presentation:style-name="pr1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rect draw:style-name="gr9" draw:text-style-name="P1" draw:layer="layout" svg:width="6.35cm" svg:height="3.175cm" svg:x="5.715cm" svg:y="1.645cm">
          <text:p text:style-name="P1">rsp_enrp_entry</text:p>
        </draw:rect>
        <draw:line draw:style-name="gr2" draw:text-style-name="P2" draw:layer="layout" svg:x1="12.065cm" svg:y1="2.28cm" svg:x2="19.05cm" svg:y2="2.28cm">
          <text:p text:style-name="P3"/>
        </draw:line>
        <draw:frame draw:style-name="gr3" draw:layer="layout" svg:width="7.225cm" svg:height="0.962cm" svg:x="12.135cm" svg:y="1.345cm">
          <draw:text-box>
            <text:p text:style-name="P3">Pointer:rsp_enrp_scope</text:p>
          </draw:text-box>
        </draw:frame>
        <draw:line draw:style-name="gr7" draw:text-style-name="P2" draw:layer="layout" svg:x1="12.065cm" svg:y1="3.755cm" svg:x2="19.05cm" svg:y2="3.755cm">
          <text:p text:style-name="P3"/>
        </draw:line>
        <draw:frame draw:style-name="gr3" draw:layer="layout" svg:width="5.425cm" svg:height="0.962cm" svg:x="12.315cm" svg:y="2.72cm">
          <draw:text-box>
            <text:p text:style-name="P3">Arry:ip addresses</text:p>
          </draw:text-box>
        </draw:frame>
        <draw:rect draw:style-name="gr10" draw:text-style-name="P2" draw:layer="layout" svg:width="6.35cm" svg:height="2.54cm" svg:x="5.715cm" svg:y="6.35cm">
          <text:p text:style-name="P1">rsp_socket</text:p>
        </draw:rect>
        <draw:line draw:style-name="gr2" draw:text-style-name="P2" draw:layer="layout" svg:x1="12.066cm" svg:y1="7.58cm" svg:x2="19.051cm" svg:y2="7.58cm">
          <text:p text:style-name="P3"/>
        </draw:line>
        <draw:frame draw:style-name="gr3" draw:layer="layout" svg:width="7.225cm" svg:height="0.962cm" svg:x="12.136cm" svg:y="6.845cm">
          <draw:text-box>
            <text:p text:style-name="P3">Pointer:rsp_enrp_scope</text:p>
          </draw:text-box>
        </draw:frame>
        <draw:rect draw:style-name="gr11" draw:text-style-name="P1" draw:layer="layout" svg:width="6.35cm" svg:height="6.985cm" svg:x="5.715cm" svg:y="10.795cm">
          <text:p text:style-name="P1">rsp_pool</text:p>
        </draw:rect>
        <draw:line draw:style-name="gr2" draw:text-style-name="P2" draw:layer="layout" svg:x1="12.066cm" svg:y1="11.78cm" svg:x2="19.051cm" svg:y2="11.78cm">
          <text:p text:style-name="P3"/>
        </draw:line>
        <draw:frame draw:style-name="gr3" draw:layer="layout" svg:width="7.225cm" svg:height="0.962cm" svg:x="12.136cm" svg:y="11.045cm">
          <draw:text-box>
            <text:p text:style-name="P3">Pointer:rsp_enrp_scope</text:p>
          </draw:text-box>
        </draw:frame>
        <draw:line draw:style-name="gr7" draw:text-style-name="P2" draw:layer="layout" svg:x1="12.066cm" svg:y1="13.156cm" svg:x2="19.051cm" svg:y2="13.156cm">
          <text:p text:style-name="P3"/>
        </draw:line>
        <draw:frame draw:style-name="gr3" draw:layer="layout" svg:width="3.419cm" svg:height="0.962cm" svg:x="12.316cm" svg:y="12.121cm">
          <draw:text-box>
            <text:p text:style-name="P3">Arry:name</text:p>
          </draw:text-box>
        </draw:frame>
        <draw:line draw:style-name="gr2" draw:text-style-name="P2" draw:layer="layout" svg:x1="12.066cm" svg:y1="14.556cm" svg:x2="19.051cm" svg:y2="14.556cm">
          <text:p text:style-name="P3"/>
        </draw:line>
        <draw:frame draw:style-name="gr3" draw:layer="layout" svg:width="8.6cm" svg:height="0.962cm" svg:x="12.316cm" svg:y="13.521cm">
          <draw:text-box>
            <text:p text:style-name="P3">List:enrpList to:rsp_pool_ele </text:p>
          </draw:text-box>
        </draw:frame>
        <draw:line draw:style-name="gr7" draw:text-style-name="P2" draw:layer="layout" svg:x1="12.067cm" svg:y1="15.856cm" svg:x2="19.052cm" svg:y2="15.856cm">
          <text:p text:style-name="P3"/>
        </draw:line>
        <draw:frame draw:style-name="gr3" draw:layer="layout" svg:width="3.664cm" svg:height="0.962cm" svg:x="12.317cm" svg:y="14.821cm">
          <draw:text-box>
            <text:p text:style-name="P3">Arry:cookie</text:p>
          </draw:text-box>
        </draw:frame>
        <draw:line draw:style-name="gr12" draw:text-style-name="P2" draw:layer="layout" svg:x1="12.065cm" svg:y1="8.39cm" svg:x2="17.145cm" svg:y2="8.39cm">
          <text:p text:style-name="P3"/>
        </draw:line>
        <draw:frame draw:style-name="gr3" draw:layer="layout" svg:width="1.383cm" svg:height="0.962cm" svg:x="17.237cm" svg:y="7.855cm">
          <draw:text-box>
            <text:p text:style-name="P3">SD</text:p>
          </draw:text-box>
        </draw:frame>
        <presentation:notes draw:style-name="dp2">
          <office:forms form:automatic-focus="false" form:apply-design-mode="false"/>
          <draw:page-thumbnail draw:style-name="gr4" draw:layer="layout" svg:width="13.968cm" svg:height="10.476cm" svg:x="3.81cm" svg:y="2.123cm" draw:page-number="3" presentation:class="page"/>
          <draw:frame presentation:style-name="pr1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rect draw:style-name="gr6" draw:text-style-name="P2" draw:layer="layout" svg:width="3.81cm" svg:height="2.54cm" svg:x="3.335cm" svg:y="8.38cm">
          <text:p text:style-name="P1">global_info</text:p>
        </draw:rect>
        <draw:rect draw:style-name="gr10" draw:text-style-name="P2" draw:layer="layout" svg:width="2.54cm" svg:height="1.905cm" svg:x="9.05cm" svg:y="4.57cm">
          <text:p text:style-name="P1">socket</text:p>
        </draw:rect>
        <draw:line draw:style-name="gr2" draw:text-style-name="P2" draw:layer="layout" svg:x1="5.875cm" svg:y1="8.38cm" svg:x2="9.05cm" svg:y2="5.84cm">
          <text:p text:style-name="P3"/>
        </draw:line>
        <draw:frame draw:style-name="gr3" draw:layer="layout" svg:width="4.871cm" svg:height="0.962cm" svg:x="4.635cm" svg:y="6.775cm">
          <draw:text-box>
            <text:p text:style-name="P3">Hash:sd-socket</text:p>
          </draw:text-box>
        </draw:frame>
        <draw:rect draw:style-name="gr13" draw:text-style-name="P2" draw:layer="layout" svg:width="2.54cm" svg:height="2.54cm" svg:x="9.685cm" svg:y="9.015cm">
          <text:p text:style-name="P3"/>
        </draw:rect>
        <draw:rect draw:style-name="gr13" draw:text-style-name="P2" draw:layer="layout" svg:width="2.54cm" svg:height="2.54cm" svg:x="13.485cm" svg:y="9.015cm">
          <text:p text:style-name="P3"/>
        </draw:rect>
        <draw:rect draw:style-name="gr13" draw:text-style-name="P2" draw:layer="layout" svg:width="2.54cm" svg:height="2.54cm" svg:x="17.285cm" svg:y="9.015cm">
          <text:p text:style-name="P3"/>
        </draw:rect>
        <draw:line draw:style-name="gr2" draw:text-style-name="P2" draw:layer="layout" svg:x1="7.145cm" svg:y1="10.285cm" svg:x2="9.685cm" svg:y2="10.285cm">
          <text:p text:style-name="P3"/>
        </draw:line>
        <draw:line draw:style-name="gr2" draw:text-style-name="P2" draw:layer="layout" svg:x1="12.225cm" svg:y1="10.285cm" svg:x2="13.495cm" svg:y2="10.285cm">
          <text:p text:style-name="P3"/>
        </draw:line>
        <draw:line draw:style-name="gr2" draw:text-style-name="P2" draw:layer="layout" svg:x1="16.035cm" svg:y1="10.285cm" svg:x2="17.305cm" svg:y2="10.285cm">
          <text:p text:style-name="P3"/>
        </draw:line>
        <draw:frame draw:style-name="gr3" draw:layer="layout" svg:width="4.38cm" svg:height="0.962cm" svg:x="20.08cm" svg:y="9.585cm">
          <draw:text-box>
            <text:p text:style-name="P3">List of scopes</text:p>
          </draw:text-box>
        </draw:frame>
        <draw:rect draw:style-name="gr5" draw:text-style-name="P2" draw:layer="layout" svg:width="2.54cm" svg:height="1.905cm" svg:x="9.685cm" svg:y="12.825cm">
          <text:p text:style-name="P1">timer</text:p>
        </draw:rect>
        <draw:rect draw:style-name="gr1" draw:text-style-name="P2" draw:layer="layout" svg:width="2.54cm" svg:height="2.54cm" svg:x="9.685cm" svg:y="9.015cm">
          <text:p text:style-name="P1">scope</text:p>
        </draw:rect>
        <draw:rect draw:style-name="gr14" draw:text-style-name="P2" draw:layer="layout" svg:width="2.54cm" svg:height="1.905cm" svg:x="13.485cm" svg:y="12.826cm">
          <text:p text:style-name="P3"/>
        </draw:rect>
        <draw:rect draw:style-name="gr14" draw:text-style-name="P2" draw:layer="layout" svg:width="2.54cm" svg:height="1.905cm" svg:x="17.285cm" svg:y="12.826cm">
          <text:p text:style-name="P3"/>
        </draw:rect>
        <draw:line draw:style-name="gr2" draw:text-style-name="P2" draw:layer="layout" svg:x1="12.225cm" svg:y1="13.785cm" svg:x2="13.495cm" svg:y2="13.785cm">
          <text:p text:style-name="P3"/>
        </draw:line>
        <draw:line draw:style-name="gr2" draw:text-style-name="P2" draw:layer="layout" svg:x1="16.025cm" svg:y1="13.785cm" svg:x2="17.295cm" svg:y2="13.785cm">
          <text:p text:style-name="P3"/>
        </draw:line>
        <draw:frame draw:style-name="gr3" draw:layer="layout" svg:width="4.1cm" svg:height="0.962cm" svg:x="20.48cm" svg:y="13.16cm">
          <draw:text-box>
            <text:p text:style-name="P3">List of timers</text:p>
          </draw:text-box>
        </draw:frame>
        <draw:line draw:style-name="gr2" draw:text-style-name="P2" draw:layer="layout" svg:x1="6.51cm" svg:y1="10.92cm" svg:x2="9.685cm" svg:y2="13.46cm">
          <text:p text:style-name="P3"/>
        </draw:line>
        <presentation:notes draw:style-name="dp2">
          <draw:page-thumbnail draw:style-name="gr4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rect draw:style-name="gr1" draw:text-style-name="P2" draw:layer="layout" svg:width="6.35cm" svg:height="10.16cm" svg:x="1.905cm" svg:y="4.445cm">
          <text:p text:style-name="P1">rsp_scope</text:p>
        </draw:rect>
        <draw:rect draw:style-name="gr11" draw:text-style-name="P2" draw:layer="layout" svg:width="3.81cm" svg:height="3.175cm" svg:x="13.335cm" svg:y="1.905cm">
          <text:p text:style-name="P1">Pool</text:p>
        </draw:rect>
        <draw:line draw:style-name="gr2" draw:text-style-name="P2" draw:layer="layout" svg:x1="8.255cm" svg:y1="5.08cm" svg:x2="13.335cm" svg:y2="3.175cm">
          <text:p text:style-name="P3"/>
        </draw:line>
        <draw:frame draw:style-name="gr3" draw:layer="layout" svg:width="5.925cm" svg:height="0.962cm" svg:x="7.62cm" svg:y="3.483cm">
          <draw:text-box>
            <text:p text:style-name="P3">Hash:Name to pool</text:p>
          </draw:text-box>
        </draw:frame>
        <draw:line draw:style-name="gr2" draw:text-style-name="P2" draw:layer="layout" svg:x1="13.335cm" svg:y1="4.445cm" svg:x2="8.255cm" svg:y2="6.35cm">
          <text:p text:style-name="P3"/>
        </draw:line>
        <draw:rect draw:style-name="gr15" draw:text-style-name="P2" draw:layer="layout" svg:width="1.905cm" svg:height="1.27cm" svg:x="19.05cm" svg:y="1.27cm">
          <text:p text:style-name="P3"/>
        </draw:rect>
        <draw:rect draw:style-name="gr15" draw:text-style-name="P2" draw:layer="layout" svg:width="1.905cm" svg:height="1.27cm" svg:x="22.225cm" svg:y="1.27cm">
          <text:p text:style-name="P3"/>
        </draw:rect>
        <draw:rect draw:style-name="gr15" draw:text-style-name="P2" draw:layer="layout" svg:width="1.905cm" svg:height="1.27cm" svg:x="25.4cm" svg:y="1.27cm">
          <text:p text:style-name="P3"/>
        </draw:rect>
        <draw:line draw:style-name="gr2" draw:text-style-name="P2" draw:layer="layout" svg:x1="17.145cm" svg:y1="2.54cm" svg:x2="19.05cm" svg:y2="1.905cm">
          <text:p text:style-name="P3"/>
        </draw:line>
        <draw:line draw:style-name="gr2" draw:text-style-name="P2" draw:layer="layout" svg:x1="20.955cm" svg:y1="1.905cm" svg:x2="22.225cm" svg:y2="1.905cm">
          <text:p text:style-name="P3"/>
        </draw:line>
        <draw:line draw:style-name="gr2" draw:text-style-name="P2" draw:layer="layout" svg:x1="24.055cm" svg:y1="1.905cm" svg:x2="25.325cm" svg:y2="1.905cm">
          <text:p text:style-name="P3"/>
        </draw:line>
        <draw:line draw:style-name="gr2" draw:text-style-name="P2" draw:layer="layout" svg:x1="19.685cm" svg:y1="2.54cm" svg:x2="17.145cm" svg:y2="3.175cm">
          <text:p text:style-name="P3"/>
        </draw:line>
        <draw:line draw:style-name="gr2" draw:text-style-name="P2" draw:layer="layout" svg:x1="23.495cm" svg:y1="2.54cm" svg:x2="17.145cm" svg:y2="3.81cm">
          <text:p text:style-name="P3"/>
        </draw:line>
        <draw:line draw:style-name="gr2" draw:text-style-name="P2" draw:layer="layout" svg:x1="26.035cm" svg:y1="2.54cm" svg:x2="17.145cm" svg:y2="4.445cm">
          <text:p text:style-name="P3"/>
        </draw:line>
        <draw:frame draw:style-name="gr3" draw:layer="layout" svg:width="4.761cm" svg:height="0.962cm" svg:x="20.955cm" svg:y="0.335cm">
          <draw:text-box>
            <text:p text:style-name="P3">List of pool_ele</text:p>
          </draw:text-box>
        </draw:frame>
        <draw:line draw:style-name="gr16" draw:text-style-name="P2" draw:layer="layout" svg:x1="8.255cm" svg:y1="10.795cm" svg:x2="22.86cm" svg:y2="2.54cm">
          <text:p text:style-name="P3"/>
        </draw:line>
        <draw:frame draw:style-name="gr3" draw:layer="layout" svg:width="8.596cm" svg:height="0.962cm" svg:x="9.819cm" svg:y="7.293cm">
          <draw:text-box>
            <text:p text:style-name="P3">Hash:ipaddr to pool_element</text:p>
          </draw:text-box>
        </draw:frame>
        <draw:line draw:style-name="gr2" draw:text-style-name="P2" draw:layer="layout" svg:x1="8.255cm" svg:y1="13.97cm" svg:x2="26.67cm" svg:y2="2.54cm">
          <text:p text:style-name="P3"/>
        </draw:line>
        <draw:frame draw:style-name="gr3" draw:layer="layout" svg:width="9.337cm" svg:height="0.962cm" svg:x="11.43cm" svg:y="10.468cm">
          <draw:text-box>
            <text:p text:style-name="P3">Hash:assoc_id to pool_element</text:p>
          </draw:text-box>
        </draw:frame>
        <draw:rect draw:style-name="gr11" draw:text-style-name="P2" draw:layer="layout" svg:width="3.175cm" svg:height="1.999cm" svg:x="13.335cm" svg:y="14.511cm">
          <text:p text:style-name="P1">Pool</text:p>
        </draw:rect>
        <draw:rect draw:style-name="gr11" draw:text-style-name="P2" draw:layer="layout" svg:width="3.175cm" svg:height="1.999cm" svg:x="17.78cm" svg:y="14.605cm">
          <text:p text:style-name="P1">Pool</text:p>
        </draw:rect>
        <draw:line draw:style-name="gr2" draw:text-style-name="P2" draw:layer="layout" svg:x1="8.255cm" svg:y1="14.605cm" svg:x2="13.335cm" svg:y2="15.24cm">
          <text:p text:style-name="P3"/>
        </draw:line>
        <draw:line draw:style-name="gr2" draw:text-style-name="P2" draw:layer="layout" svg:x1="16.51cm" svg:y1="15.875cm" svg:x2="17.78cm" svg:y2="15.875cm">
          <text:p text:style-name="P3"/>
        </draw:line>
        <draw:frame draw:style-name="gr3" draw:layer="layout" svg:width="3.884cm" svg:height="0.962cm" svg:x="21.19cm" svg:y="15.226cm">
          <draw:text-box>
            <text:p text:style-name="P3">List of pools</text:p>
          </draw:text-box>
        </draw:frame>
        <draw:rect draw:style-name="gr9" draw:text-style-name="P1" draw:layer="layout" svg:width="3.175cm" svg:height="1.999cm" svg:x="13.336cm" svg:y="17.212cm">
          <text:p text:style-name="P1">Enrp</text:p>
        </draw:rect>
        <draw:rect draw:style-name="gr9" draw:text-style-name="P1" draw:layer="layout" svg:width="3.175cm" svg:height="1.999cm" svg:x="17.737cm" svg:y="17.213cm">
          <text:p text:style-name="P1">Enrp</text:p>
        </draw:rect>
        <draw:line draw:style-name="gr2" draw:text-style-name="P2" draw:layer="layout" svg:x1="16.51cm" svg:y1="18.275cm" svg:x2="17.78cm" svg:y2="18.275cm">
          <text:p text:style-name="P3"/>
        </draw:line>
        <draw:line draw:style-name="gr2" draw:text-style-name="P2" draw:layer="layout" svg:x1="6.35cm" svg:y1="14.605cm" svg:x2="13.335cm" svg:y2="18.415cm">
          <text:p text:style-name="P3"/>
        </draw:line>
        <draw:frame draw:style-name="gr3" draw:layer="layout" svg:width="4.312cm" svg:height="0.962cm" svg:x="21.29cm" svg:y="17.58cm">
          <draw:text-box>
            <text:p text:style-name="P3">List of ENRP </text:p>
          </draw:text-box>
        </draw:frame>
        <draw:frame draw:style-name="gr17" draw:text-style-name="P3" draw:layer="layout" svg:width="0.635cm" svg:height="0.962cm" svg:x="28.575cm" svg:y="19.05cm">
          <draw:text-box>
            <text:p text:style-name="P3"/>
          </draw:text-box>
        </draw:frame>
        <draw:rect draw:style-name="gr10" draw:text-style-name="P1" draw:layer="layout" svg:width="5.715cm" svg:height="2.54cm" svg:x="1.905cm" svg:y="17.78cm">
          <text:p text:style-name="P1">Socket</text:p>
        </draw:rect>
        <draw:line draw:style-name="gr2" draw:text-style-name="P2" draw:layer="layout" svg:x1="4.445cm" svg:y1="17.78cm" svg:x2="4.445cm" svg:y2="14.605cm">
          <text:p text:style-name="P3"/>
        </draw:line>
        <draw:line draw:style-name="gr2" draw:text-style-name="P2" draw:layer="layout" svg:x1="13.335cm" svg:y1="17.78cm" svg:x2="7.62cm" svg:y2="14.605cm">
          <text:p text:style-name="P3"/>
        </draw:line>
        <presentation:notes draw:style-name="dp2">
          <draw:page-thumbnail draw:style-name="gr4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Circle" svg:viewBox="0 0 1131 1131" svg:d="m462 1118-102-29-102-51-93-72-72-93-51-102-29-102-13-105 13-102 29-106 51-102 72-89 93-72 102-50 102-34 106-9 101 9 106 34 98 50 93 72 72 89 51 102 29 106 13 102-13 105-29 102-51 102-72 93-93 72-98 51-106 29-101 13z"/>
    <draw:marker draw:name="Square" svg:viewBox="0 0 10 10" svg:d="m0 0h10v10h-1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Gothic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Gothic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/>
    </style:style>
    <style:style style:name="Default-backgroundobjects" style:family="presentation">
      <style:graphic-properties draw:shadow="hidden" draw:shadow-offset-x="0.3cm" draw:shadow-offset-y="0.3cm" draw:shadow-color="#808080"/>
    </style:style>
    <style:style style:name="Default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Gothic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Gothic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79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2" draw:layer="backgroundobjects" svg:width="12.124cm" svg:height="1.078cm" svg:x="0cm" svg:y="0cm">
        <draw:text-box>
          <text:p text:style-name="P1"><text:span text:style-name="T1"><presentation:header/></text:span></text:p>
        </draw:text-box>
      </draw:frame>
      <draw:frame draw:style-name="gr1" draw:text-style-name="P4" draw:layer="backgroundobjects" svg:width="12.124cm" svg:height="1.078cm" svg:x="15.815cm" svg:y="0cm">
        <draw:text-box>
          <text:p text:style-name="P3"><text:span text:style-name="T1"><presentation:date-time/></text:span></text:p>
        </draw:text-box>
      </draw:frame>
      <draw:frame draw:style-name="gr2" draw:text-style-name="P2" draw:layer="backgroundobjects" svg:width="12.124cm" svg:height="1.078cm" svg:x="0cm" svg:y="20.511cm">
        <draw:text-box>
          <text:p text:style-name="P1"><text:span text:style-name="T1"><presentation:footer/></text:span></text:p>
        </draw:text-box>
      </draw:frame>
      <draw:frame draw:style-name="gr2" draw:text-style-name="P4" draw:layer="backgroundobjects" svg:width="12.124cm" svg:height="1.078cm" svg:x="15.815cm" svg:y="20.511cm">
        <draw:text-box>
          <text:p text:style-name="P3"><text:span text:style-name="T1"><text:page-number>&lt;number&gt;</text:page-number></text:span></text:p>
        </draw:text-box>
      </draw:frame>
      <draw:page-thumbnail draw:layer="backgroundobjects" svg:width="5.587cm" svg:height="4.19cm" svg:x="2.794cm" svg:y="4.327cm" draw:page-number="1"/>
      <draw:page-thumbnail draw:layer="backgroundobjects" svg:width="5.587cm" svg:height="4.19cm" svg:x="11.176cm" svg:y="4.327cm"/>
      <draw:page-thumbnail draw:layer="backgroundobjects" svg:width="5.587cm" svg:height="4.19cm" svg:x="19.558cm" svg:y="4.327cm"/>
      <draw:page-thumbnail draw:layer="backgroundobjects" svg:width="5.587cm" svg:height="4.19cm" svg:x="2.794cm" svg:y="13.071cm"/>
      <draw:page-thumbnail draw:layer="backgroundobjects" svg:width="5.587cm" svg:height="4.19cm" svg:x="11.176cm" svg:y="13.071cm"/>
      <draw:page-thumbnail draw:layer="backgroundobjects" svg:width="5.587cm" svg:height="4.19cm" svg:x="19.558cm" svg:y="13.071cm"/>
    </style:handout-master>
    <style:master-page style:name="Default" style:page-layout-name="PM1" draw:style-name="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2" draw:layer="backgroundobjects" svg:width="6.523cm" svg:height="1.448cm" svg:x="1.4cm" svg:y="19.131cm" presentation:class="date-time">
        <draw:text-box>
          <text:p text:style-name="P2"><text:span text:style-name="T1"><presentation:date-time/></text:span></text:p>
        </draw:text-box>
      </draw:frame>
      <draw:frame presentation:style-name="pr1" draw:text-style-name="P5" draw:layer="backgroundobjects" svg:width="8.875cm" svg:height="1.448cm" svg:x="9.576cm" svg:y="19.131cm" presentation:class="footer">
        <draw:text-box>
          <text:p text:style-name="P5"><text:span text:style-name="T1"><presentation:footer/></text:span></text:p>
        </draw:text-box>
      </draw:frame>
      <draw:frame presentation:style-name="pr1" draw:text-style-name="P4" draw:layer="backgroundobjects" svg:width="6.523cm" svg:height="1.448cm" svg:x="20.076cm" svg:y="19.131cm" presentation:class="page-number">
        <draw:text-box>
          <text:p text:style-name="P4"><text:span text:style-name="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pr2" draw:text-style-name="P2" draw:layer="backgroundobjects" svg:width="9.369cm" svg:height="1.396cm" svg:x="0cm" svg:y="0cm" presentation:class="header">
          <draw:text-box>
            <text:p text:style-name="P2"><text:span text:style-name="T1"><presentation:header/></text:span></text:p>
          </draw:text-box>
        </draw:frame>
        <draw:frame presentation:style-name="pr2" draw:text-style-name="P4" draw:layer="backgroundobjects" svg:width="9.369cm" svg:height="1.396cm" svg:x="12.22cm" svg:y="0cm" presentation:class="date-time">
          <draw:text-box>
            <text:p text:style-name="P4"><text:span text:style-name="T1"><presentation:date-time/></text:span></text:p>
          </draw:text-box>
        </draw:frame>
        <draw:frame presentation:style-name="pr3" draw:text-style-name="P2" draw:layer="backgroundobjects" svg:width="9.369cm" svg:height="1.396cm" svg:x="0cm" svg:y="26.543cm" presentation:class="footer">
          <draw:text-box>
            <text:p text:style-name="P2"><text:span text:style-name="T1"><presentation:footer/></text:span></text:p>
          </draw:text-box>
        </draw:frame>
        <draw:frame presentation:style-name="pr3" draw:text-style-name="P4" draw:layer="backgroundobjects" svg:width="9.369cm" svg:height="1.396cm" svg:x="12.22cm" svg:y="26.543cm" presentation:class="page-number">
          <draw:text-box>
            <text:p text:style-name="P4"><text:span text:style-name="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FreeBSD OpenOffice.org_project/680m3$Build-8968</meta:generator>
    <meta:initial-creator>Randall Stewart</meta:initial-creator>
    <meta:creation-date>2006-06-08T07:45:50</meta:creation-date>
    <dc:creator>Randall Stewart</dc:creator>
    <dc:date>2006-07-15T12:52:44</dc:date>
    <dc:language>en-US</dc:language>
    <meta:editing-cycles>6</meta:editing-cycles>
    <meta:editing-duration>PT1H4M38S</meta:editing-duration>
    <meta:user-defined meta:name="Info 1"/>
    <meta:user-defined meta:name="Info 2"/>
    <meta:user-defined meta:name="Info 3"/>
    <meta:user-defined meta:name="Info 4"/>
    <meta:document-statistic meta:object-count="136"/>
  </office:meta>
</office:document-meta>
</file>